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e63" officeooo:paragraph-rsid="0001ee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13 16:09:19.500 8494-8681/? I/Processlog: Player 2 Set to true.</text:p>
      <text:p text:style-name="P1">04-13 16:09:19.505 8494-8658/? I/Processlog: Player 1 Set to false</text:p>
      <text:p text:style-name="P1">04-13 16:09:19.505 8494-8658/? I/Processlog: Player 2 Set to false</text:p>
      <text:p text:style-name="P1">04-13 16:09:19.505 8494-8658/? I/Processlog: Player 3 Set to false</text:p>
      <text:p text:style-name="P1">04-13 16:09:19.560 8494-8670/? I/Processlog: Player 1 Set to true.</text:p>
      <text:p text:style-name="P1">04-13 16:09:19.590 8494-8686/? I/Processlog: Player 3 Set to true.</text:p>
      <text:p text:style-name="P1">04-13 16:09:19.605 8494-8681/? I/Processlog: Player 2 Set to true.</text:p>
      <text:p text:style-name="P1">04-13 16:09:19.605 8494-8658/? I/Processlog: Player 1 Set to false</text:p>
      <text:p text:style-name="P1">04-13 16:09:19.605 8494-8658/? I/Processlog: Player 2 Set to false</text:p>
      <text:p text:style-name="P1">04-13 16:09:19.605 8494-8658/? I/Processlog: Player 3 Set to false</text:p>
      <text:p text:style-name="P1">04-13 16:09:19.655 8494-8670/? I/Processlog: Player 1 Set to true.</text:p>
      <text:p text:style-name="P1">04-13 16:09:19.720 8494-8686/? I/Processlog: Player 3 Set to true.</text:p>
      <text:p text:style-name="P1"/>
      <text:p text:style-name="P1">04-13 16:09:19.465 8494-8681/? I/Msglog: Player 2 has received: POS_DATA_INCOMING</text:p>
      <text:p text:style-name="P1">04-13 16:09:19.480 8494-8686/? I/Msglog2: Player 3 has received: (4952.0,0.0,0.0)</text:p>
      <text:p text:style-name="P1">04-13 16:09:19.500 8494-8681/? I/Msglog2: Player 2 has received: (4975.0,0.0,0.0)</text:p>
      <text:p text:style-name="P1">04-13 16:09:19.550 8494-8686/? I/Msglog: Player 3 has received: POS_DATA_INCOMING</text:p>
      <text:p text:style-name="P1">04-13 16:09:19.555 8494-8670/? I/Msglog: Player 1 has received: POS_DATA_INCOMING</text:p>
      <text:p text:style-name="P1">04-13 16:09:19.560 8494-8670/? I/Msglog2: Player 1 has received: (4988.0,0.0,0.0)</text:p>
      <text:p text:style-name="P1">04-13 16:09:19.565 8494-8681/? I/Msglog: Player 2 has received: POS_DATA_INCOMING</text:p>
      <text:p text:style-name="P1">04-13 16:09:19.590 8494-8686/? I/Msglog2: Player 3 has received: (4953.0,0.0,0.0)</text:p>
      <text:p text:style-name="P1">04-13 16:09:19.605 8494-8681/? I/Msglog2: Player 2 has received: (4976.0,0.0,0.0)</text:p>
      <text:p text:style-name="P1">04-13 16:09:19.650 8494-8670/? I/Msglog: Player 1 has received: POS_DATA_INCOMING</text:p>
      <text:p text:style-name="P1">04-13 16:09:19.655 8494-8670/? I/Msglog2: Player 1 has received: (4989.0,0.0,0.0)</text:p>
      <text:p text:style-name="P1">04-13 16:09:19.680 8494-8686/? I/Msglog: Player 3 has received: POS_DATA_INCOMING</text:p>
      <text:p text:style-name="P1">04-13 16:09:19.720 8494-8686/? I/Msglog2: Player 3 has received: (4954.0,0.0,0.0)</text:p>
      <text:p text:style-name="P1"/>
      <text:p text:style-name="P1">Kolla timingen. Är det möjligt att den sätts till false av data handlern för tidigt? Så att ingen data skickas ut för den att ta emot. När den sätts till false så är det DIREKT efter att tråden satte den till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6:19:10.356000000</meta:creation-date>
    <dc:date>2016-04-13T16:27:53.706000000</dc:date>
    <meta:editing-duration>PT8M43S</meta:editing-duration>
    <meta:editing-cycles>1</meta:editing-cycles>
    <meta:document-statistic meta:table-count="0" meta:image-count="0" meta:object-count="0" meta:page-count="1" meta:paragraph-count="26" meta:word-count="267" meta:character-count="2059" meta:non-whitespace-character-count="1818"/>
    <meta:generator>LibreOffice/5.0.0.5$Windows_x86 LibreOffice_project/1b1a90865e348b492231e1c451437d7a15bb262b</meta:generator>
  </office:meta>
</office:document-meta>
</file>